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2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50064" calcext:value-type="float">
            <text:p>378.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3.45364" calcext:value-type="float">
            <text:p>383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4.6576" calcext:value-type="float">
            <text:p>384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3.80416" calcext:value-type="float">
            <text:p>383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1.27432" calcext:value-type="float">
            <text:p>381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5616" calcext:value-type="float">
            <text:p>378.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3.92608" calcext:value-type="float">
            <text:p>383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3.4384" calcext:value-type="float">
            <text:p>383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2.2192" calcext:value-type="float">
            <text:p>382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4.048" calcext:value-type="float">
            <text:p>384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1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2.5824" calcext:value-type="float">
            <text:p>392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0.6952" calcext:value-type="float">
            <text:p>380.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4.904" calcext:value-type="float">
            <text:p>374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6.24" calcext:value-type="float">
            <text:p>39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2.7704" calcext:value-type="float">
            <text:p>372.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2568" calcext:value-type="float">
            <text:p>378.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7.6472" calcext:value-type="float">
            <text:p>377.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9.476" calcext:value-type="float">
            <text:p>379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7.9392" calcext:value-type="float">
            <text:p>427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7.5048" calcext:value-type="float">
            <text:p>457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200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2568" calcext:value-type="float">
            <text:p>378.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1.96" calcext:value-type="float">
            <text:p>44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30608" calcext:value-type="float">
            <text:p>376.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428" calcext:value-type="float">
            <text:p>376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4.9624" calcext:value-type="float">
            <text:p>384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4.048" calcext:value-type="float">
            <text:p>384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3.7432" calcext:value-type="float">
            <text:p>383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4.99288" calcext:value-type="float">
            <text:p>384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7.64464" calcext:value-type="float">
            <text:p>387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9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7.46176" calcext:value-type="float">
            <text:p>387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0.02464" calcext:value-type="float">
            <text:p>380.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9.87224" calcext:value-type="float">
            <text:p>379.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0.5428" calcext:value-type="float">
            <text:p>380.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7.28144" calcext:value-type="float">
            <text:p>377.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1.9144" calcext:value-type="float">
            <text:p>381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9.476" calcext:value-type="float">
            <text:p>379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8664" calcext:value-type="float">
            <text:p>378.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8.1984" calcext:value-type="float">
            <text:p>368.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7.6472" calcext:value-type="float">
            <text:p>377.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7328" calcext:value-type="float">
            <text:p>376.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8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2.1608" calcext:value-type="float">
            <text:p>372.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4.5992" calcext:value-type="float">
            <text:p>374.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5.63552" calcext:value-type="float">
            <text:p>375.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5.30024" calcext:value-type="float">
            <text:p>375.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040904" calcext:value-type="float">
            <text:p>376.0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3.80672" calcext:value-type="float">
            <text:p>373.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8.4092" calcext:value-type="float">
            <text:p>378.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94616" calcext:value-type="float">
            <text:p>376.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7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22988" calcext:value-type="float">
            <text:p>376.2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5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4.2944" calcext:value-type="float">
            <text:p>374.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924111440101</text:p>
          </table:table-cell>
          <table:table-cell office:value-type="string" calcext:value-type="string">
            <text:p>195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4.8684" calcext:value-type="float">
            <text:p>394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